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77.42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44.75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32.7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 style:data-style-name="N2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ic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  <table:table-cell office:value-type="string" calcext:value-type="string">
            <text:p>beachfussbal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  <table:table-cell office:value-type="string" calcext:value-type="string">
            <text:p>skisprun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  <table:table-cell office:value-type="string" calcext:value-type="string">
            <text:p>bob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  <table:table-cell office:value-type="string" calcext:value-type="string">
            <text:p>golf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  <table:table-cell office:value-type="string" calcext:value-type="string">
            <text:p>golf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  <table:table-cell office:value-type="string" calcext:value-type="string">
            <text:p>golf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number-rows-repeated="104823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portstaetten.A1:sportstaetten.H3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8:21:06.447000000</dc:date>
    <meta:editing-duration>PT59M37S</meta:editing-duration>
    <meta:editing-cycles>9</meta:editing-cycles>
    <meta:generator>LibreOffice/6.2.0.3$Windows_X86_64 LibreOffice_project/98c6a8a1c6c7b144ce3cc729e34964b47ce25d62</meta:generator>
    <meta:document-statistic meta:table-count="1" meta:cell-count="2744" meta:object-count="0"/>
  </office:meta>
</office:document-meta>
</file>